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f94" officeooo:paragraph-rsid="00019f94"/>
    </style:style>
    <style:style style:name="P2" style:family="paragraph" style:parent-style-name="Standard">
      <style:paragraph-properties style:line-height-at-least="0.503cm"/>
      <style:text-properties fo:color="#d4d4d4" style:font-name="monospace" fo:font-size="10.5pt" fo:font-weight="normal" fo:background-color="#1e1e1e"/>
    </style:style>
    <style:style style:name="P3" style:family="paragraph" style:parent-style-name="Standard">
      <style:text-properties fo:color="#d4d4d4" style:font-name="monospace" fo:font-size="10.5pt" fo:font-weight="normal" officeooo:rsid="00019f94" officeooo:paragraph-rsid="00019f94" fo:background-color="#1e1e1e"/>
    </style:style>
    <style:style style:name="P4" style:family="paragraph" style:parent-style-name="Standard">
      <style:text-properties fo:color="#d4d4d4" style:font-name="monospace" fo:font-size="10.5pt" fo:font-weight="normal" officeooo:rsid="00019f94" officeooo:paragraph-rsid="00029de9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officeooo:rsid="00029de9" officeooo:paragraph-rsid="00029de9"/>
    </style:style>
    <style:style style:name="P7" style:family="paragraph" style:parent-style-name="Standard">
      <style:text-properties fo:font-size="18pt" officeooo:rsid="000134c4" officeooo:paragraph-rsid="000134c4" style:font-size-asian="18pt" style:font-size-complex="18pt"/>
    </style:style>
    <style:style style:name="P8" style:family="paragraph" style:parent-style-name="Standard" style:list-style-name="L1">
      <style:text-properties fo:font-size="18pt" officeooo:rsid="000134c4" officeooo:paragraph-rsid="000134c4" style:font-size-asian="18pt" style:font-size-complex="18pt"/>
    </style:style>
    <style:style style:name="P9" style:family="paragraph" style:parent-style-name="Standard">
      <style:text-properties fo:font-size="18pt" officeooo:rsid="00019f94" officeooo:paragraph-rsid="00019f94" style:font-size-asian="18pt" style:font-size-complex="18pt"/>
    </style:style>
    <style:style style:name="P10" style:family="paragraph" style:parent-style-name="Standard">
      <style:text-properties fo:font-size="18pt" officeooo:rsid="00029de9" officeooo:paragraph-rsid="00019f94" style:font-size-asian="18pt" style:font-size-complex="18pt"/>
    </style:style>
    <style:style style:name="P11" style:family="paragraph" style:parent-style-name="Standard">
      <style:text-properties fo:font-size="18pt" officeooo:rsid="00029de9" officeooo:paragraph-rsid="00029de9" style:font-size-asian="18pt" style:font-size-complex="18pt"/>
    </style:style>
    <style:style style:name="P12" style:family="paragraph" style:parent-style-name="Standard">
      <style:text-properties fo:font-size="18pt" officeooo:rsid="00029de9" officeooo:paragraph-rsid="0003f97c" style:font-size-asian="18pt" style:font-size-complex="18pt"/>
    </style:style>
    <style:style style:name="P13" style:family="paragraph" style:parent-style-name="Standard" style:list-style-name="L1">
      <style:text-properties officeooo:paragraph-rsid="000134c4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134c4" style:font-size-asian="18pt" style:font-size-complex="18pt"/>
    </style:style>
    <style:style style:name="T3" style:family="text">
      <style:text-properties fo:font-size="18pt" officeooo:rsid="00019f94" style:font-size-asian="18pt" style:font-size-complex="18pt"/>
    </style:style>
    <style:style style:name="T4" style:family="text">
      <style:text-properties fo:font-size="18pt" officeooo:rsid="00029de9" style:font-size-asian="18pt" style:font-size-complex="18pt"/>
    </style:style>
    <style:style style:name="T5" style:family="text">
      <style:text-properties fo:color="#d4d4d4" style:font-name="monospace" fo:font-size="10.5pt" fo:font-weight="normal" fo:background-color="#1e1e1e" loext:char-shading-value="0"/>
    </style:style>
    <style:style style:name="T6" style:family="text">
      <style:text-properties fo:color="#b5cea8"/>
    </style:style>
    <style:style style:name="T7" style:family="text">
      <style:text-properties fo:color="#b5cea8" fo:font-size="18pt" officeooo:rsid="00029de9" style:font-size-asian="18pt" style:font-size-complex="18pt"/>
    </style:style>
    <style:style style:name="T8" style:family="text">
      <style:text-properties fo:color="#dcdcaa"/>
    </style:style>
    <style:style style:name="T9" style:family="text">
      <style:text-properties fo:color="#dcdcaa" style:font-name="monospace" fo:font-size="10.5pt" fo:font-weight="normal" fo:background-color="#1e1e1e" loext:char-shading-value="0"/>
    </style:style>
    <style:style style:name="T10" style:family="text">
      <style:text-properties fo:color="#dcdcdc"/>
    </style:style>
    <style:style style:name="T11" style:family="text">
      <style:text-properties fo:color="#dcdcdc" style:font-name="monospace" fo:font-size="10.5pt" fo:font-weight="normal" fo:background-color="#1e1e1e" loext:char-shading-value="0"/>
    </style:style>
    <style:style style:name="T12" style:family="text">
      <style:text-properties fo:color="#6aa94f" style:font-name="monospace" fo:font-size="10.5pt" fo:font-weight="normal" fo:background-color="#1e1e1e" loext:char-shading-value="0"/>
    </style:style>
    <style:style style:name="T13" style:family="text">
      <style:text-properties fo:color="#ce9178"/>
    </style:style>
    <style:style style:name="T14" style:family="text">
      <style:text-properties officeooo:rsid="0003f97c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ta : Data types is a type of data store in a variables, These are divide two types. </text:p>
      <text:list xml:id="list2545007839" text:style-name="L1">
        <text:list-item>
          <text:p text:style-name="P8">immutable data types : Data type who can not change their value or not able to modify update and changes in elements or items <text:s/>called immutable data types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2">numeric :int ,float ,</text:span><text:span text:style-name="T3">boolean</text:span><text:span text:style-name="T2">, complex ,None</text:span></text:p>
                            </text:list-item>
                            <text:list-item>
                              <text:p text:style-name="P8">string </text:p>
                            </text:list-item>
                            <text:list-item>
                              <text:p text:style-name="P8">tup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mutable : data types who can change the values or able to modify ,update and changes the elements or items <text:s/>stored in i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List</text:p>
                            </text:list-item>
                            <text:list-item>
                              <text:p text:style-name="P8">set</text:p>
                            </text:list-item>
                            <text:list-item>
                              <text:p text:style-name="P8">dict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p text:style-name="P9">1. int : <text:s/>represents whole numbers</text:p>
      <text:p text:style-name="P9">2. float : represents decimals</text:p>
      <text:p text:style-name="P9">3. complex : numbers with real and imaginary parts</text:p>
      <text:p text:style-name="P9">4. bool : True or False</text:p>
      <text:p text:style-name="P9">5. NoneType : Represents a null value</text:p>
      <text:p text:style-name="P9"/>
      <text:p text:style-name="P9"/>
      <text:p text:style-name="P9">string : sequence collection of characters enclosed in single or double quotes, it is immutable you can not change character in place </text:p>
      <text:p text:style-name="P9"/>
      <text:p text:style-name="P9">tuple : ordered , indexed and immutable collection of items it can store inside the parenthesis ()and seperated by commas....</text:p>
      <text:p text:style-name="P9">it can <text:s/>store heterogeneous element........</text:p>
      <text:p text:style-name="P9"/>
      <text:p text:style-name="P9"><text:s/></text:p>
      <text:p text:style-name="P9"/>
      <text:p text:style-name="P9">int : int is class </text:p>
      <text:p text:style-name="P9"/>
      <text:p text:style-name="P1"><text:soft-page-break/><text:span text:style-name="T1">a. </text:span><text:span text:style-name="T4">bit_length() : Returns the number of bits required to represent the number in binary </text:span></text:p>
      <text:p text:style-name="P6"><text:span text:style-name="T4">s</text:span><text:span text:style-name="T1">ource code : </text:span></text:p>
      <text:p text:style-name="P3"><text:span text:style-name="T4">x =</text:span><text:span text:style-name="T7">74</text:span></text:p>
      <text:p text:style-name="P5"><text:span text:style-name="T9">print</text:span><text:span text:style-name="T11">(</text:span><text:span text:style-name="T5">x.bit_length</text:span><text:span text:style-name="T11">())</text:span><text:span text:style-name="T5"> </text:span><text:span text:style-name="T12">#output - 4 </text:span></text:p>
      <text:p text:style-name="P10"/>
      <text:p text:style-name="P11">b. to_bytes() : Returns an arrays of bytes representing the integer </text:p>
      <text:p text:style-name="P11"/>
      <text:p text:style-name="P4"><text:span text:style-name="T4">x = </text:span><text:span text:style-name="T7">1024</text:span></text:p>
      <text:p text:style-name="P2"><text:span text:style-name="T8">print</text:span><text:span text:style-name="T10">(</text:span>x.to_bytes<text:span text:style-name="T10">(</text:span><text:span text:style-name="T6">2</text:span><text:span text:style-name="T10">,</text:span>byteorder=<text:span text:style-name="T13">'big'</text:span><text:span text:style-name="T10">))</text:span> </text:p>
      <text:p text:style-name="P2"><text:span text:style-name="T8">print</text:span><text:span text:style-name="T10">(</text:span>x.to_bytes<text:span text:style-name="T10">(</text:span><text:span text:style-name="T6">2</text:span><text:span text:style-name="T10">,</text:span>byteorder=<text:span text:style-name="T13">'little'</text:span><text:span text:style-name="T10">))</text:span> </text:p>
      <text:p text:style-name="P11"/>
      <text:p text:style-name="P12"><text:line-break/><text:line-break/><text:span text:style-name="T14">Type casting in python : in python when we change the reference type of reference object from one to anthers called type casting </text:span></text:p>
      <text:p text:style-name="P12"><text:span text:style-name="T14">1. implicit type casting</text:span></text:p>
      <text:p text:style-name="P12"><text:span text:style-name="T14">2. explicit type casting</text:span>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5T17:31:45.540467279</meta:creation-date>
    <dc:date>2025-04-16T18:15:24.819971263</dc:date>
    <meta:editing-duration>PT26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244" meta:character-count="1422" meta:non-whitespace-character-count="1195"/>
  </office:meta>
</office:document-meta>
</file>